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NBounce.createTextMsg( Mail original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SNBounce.createAttachedOriginal( Mail originalMail , int attachm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SNBounce.service( Mail originalMai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DSNBounc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SNBounce.getRecip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SNBounce.getAttach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NBounce.getReversePath( Mail original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NBounce.getErrorMsg( MessagingException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SNBounce.get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SNBounce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NBounce.createDSN( Mail original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SNBounce.getAllowed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SNBounce.getStatus( MessagingException m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">
            <text:p text:style-name="Table_20_Contents">1</text:p>
          </table:table-cell>
          <table:table-cell office:value-type="float" office:value="60">
            <text:p text:style-name="Table_20_Contents"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